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paragraph-properties fo:break-before="page"/>
      <style:text-properties fo:font-size="10pt" style:font-size-asian="10pt" style:font-size-complex="10pt"/>
    </style:style>
    <style:style style:name="P3" style:family="paragraph" style:parent-style-name="Standard">
      <style:text-properties fo:font-size="10pt" style:font-size-asian="10pt" style:font-size-complex="10pt"/>
    </style:style>
    <style:style style:name="P4" style:family="paragraph" style:parent-style-name="Standard" style:list-style-name="L1">
      <style:text-properties fo:font-size="10pt" style:font-size-asian="10pt" style:font-size-complex="10pt"/>
    </style:style>
    <style:style style:name="P5" style:family="paragraph" style:parent-style-name="Standard" style:list-style-name="L2">
      <style:text-properties fo:font-size="10pt" style:font-size-asian="10pt" style:font-size-complex="10pt"/>
    </style:style>
    <style:style style:name="P6" style:family="paragraph" style:parent-style-name="Standard" style:list-style-name="L3">
      <style:text-properties fo:font-size="10pt" style:font-size-asian="10pt" style:font-size-complex="10pt"/>
    </style:style>
    <style:style style:name="P7" style:family="paragraph" style:parent-style-name="Standard" style:list-style-name="L4">
      <style:text-properties fo:font-size="10pt" style:font-size-asian="10pt" style:font-size-complex="10pt"/>
    </style:style>
    <style:style style:name="P8" style:family="paragraph" style:parent-style-name="Standard" style:list-style-name="L5">
      <style:text-properties fo:font-size="10pt" style:font-size-asian="10pt" style:font-size-complex="10pt"/>
    </style:style>
    <style:style style:name="P9" style:family="paragraph" style:parent-style-name="Standard" style:list-style-name="L6">
      <style:text-properties fo:font-size="10pt" style:font-size-asian="10pt" style:font-size-complex="10pt"/>
    </style:style>
    <style:style style:name="P10" style:family="paragraph" style:parent-style-name="Standard" style:list-style-name="L7">
      <style:text-properties fo:font-size="10pt" style:font-size-asian="10pt" style:font-size-complex="10p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: SNU Keyword Editing</text:p>
      <text:p text:style-name="P1"/>
      <text:p text:style-name="P1">Tests:</text:p>
      <text:list xml:id="list442859084" text:style-name="L1">
        <text:list-item>
          <text:p text:style-name="P4">SNU Editor</text:p>
        </text:list-item>
        <text:list-item>
          <text:p text:style-name="P4">[Find Keywords]</text:p>
        </text:list-item>
        <text:list-item>
          <text:p text:style-name="P4">[SNU Keyword Widget]</text:p>
        </text:list-item>
      </text:list>
      <text:p text:style-name="P1"/>
      <text:p text:style-name="P1">Preconditions:</text:p>
      <text:list xml:id="list513839693" text:style-name="L4">
        <text:list-item>
          <text:p text:style-name="P7">[SNU Editor] is open</text:p>
        </text:list-item>
      </text:list>
      <text:p text:style-name="P1"/>
      <text:p text:style-name="P1">Steps:</text:p>
      <text:list xml:id="list1224060478" text:style-name="L5">
        <text:list-item>
          <text:p text:style-name="P8">Type into [Find Keywords]</text:p>
        </text:list-item>
        <text:list-item>
          <text:p text:style-name="P8">Focus another widget (for example click into the [Name] text field</text:p>
        </text:list-item>
      </text:list>
      <text:p text:style-name="P1"/>
      <text:p text:style-name="P1">Result:</text:p>
      <text:list xml:id="list43200300" text:style-name="L6">
        <text:list-item>
          <text:p text:style-name="P9">[SNU Keyword Widget] displays typed text in real time, creating separate entries (sorted alphabetically) whenever text contains a space or comma. Each entry corresponding to typed text has a black "&lt;" in the 2nd column.</text:p>
        </text:list-item>
        <text:list-item>
          <text:p text:style-name="P9">When [Find Keywords] loses focus</text:p>
          <text:list>
            <text:list-item>
              <text:p text:style-name="P9">the keywords are sorted alphabetically</text:p>
            </text:list-item>
            <text:list-item>
              <text:p text:style-name="P9">commas are replaced with spaces</text:p>
            </text:list-item>
            <text:list-item>
              <text:p text:style-name="P9">duplicates are removed</text:p>
            </text:list-item>
          </text:list>
        </text:list-item>
      </text:list>
      <text:p text:style-name="P1"/>
      <text:p text:style-name="P1">Result:</text:p>
      <text:list xml:id="list540863198" text:continue-list="list1224060478" text:style-name="L5">
        <text:list-item text:start-value="1">
          <text:p text:style-name="P8">[SNU Editor] appears</text:p>
        </text:list-item>
        <text:list-item>
          <text:p text:style-name="P8">A message is displayed at the top of the window indicating that either keywords must be entered or one of [Start Film] or [End Film] is selected.</text:p>
        </text:list-item>
      </text:list>
      <text:p text:style-name="P1">[OK] button is disabled.</text:p>
      <text:list xml:id="list2119318896" text:continue-numbering="true" text:style-name="L5">
        <text:list-item>
          <text:p text:style-name="P8">Video preview can be seen.</text:p>
        </text:list-item>
      </text:list>
      <text:p text:style-name="P1"/>
      <text:p text:style-name="P1">Steps:</text:p>
      <text:list xml:id="list1211260144" text:continue-list="list2119318896" text:style-name="L5">
        <text:list-item text:start-value="1">
          <text:p text:style-name="P8">Modify SNU details</text:p>
          <text:list>
            <text:list-item>
              <text:p text:style-name="P8">Name</text:p>
              <text:list>
                <text:list-item>
                  <text:p text:style-name="P8">Enter any text into the textfield</text:p>
                </text:list-item>
              </text:list>
            </text:list-item>
            <text:list-item>
              <text:p text:style-name="P8">Lives</text:p>
              <text:list>
                <text:list-item>
                  <text:p text:style-name="P8">Select any value</text:p>
                </text:list-item>
              </text:list>
            </text:list-item>
            <text:list-item>
              <text:p text:style-name="P8">Max Links</text:p>
              <text:list>
                <text:list-item>
                  <text:p text:style-name="P8">Select any value</text:p>
                </text:list-item>
              </text:list>
            </text:list-item>
            <text:list-item>
              <text:p text:style-name="P8">Start Film</text:p>
              <text:list>
                <text:list-item>
                  <text:p text:style-name="P8">Select any value</text:p>
                </text:list-item>
              </text:list>
            </text:list-item>
            <text:list-item>
              <text:p text:style-name="P8">End Film</text:p>
              <text:list>
                <text:list-item>
                  <text:p text:style-name="P8">Select any value</text:p>
                </text:list-item>
              </text:list>
            </text:list-item>
            <text:list-item>
              <text:p text:style-name="P8">Loop</text:p>
              <text:list>
                <text:list-item>
                  <text:p text:style-name="P8">Select any value</text:p>
                </text:list-item>
              </text:list>
            </text:list-item>
            <text:list-item>
              <text:p text:style-name="P8">Find Keywords</text:p>
              <text:list>
                <text:list-item>
                  <text:p text:style-name="P8">enter (at least one) comma or space delimited words</text:p>
                </text:list-item>
              </text:list>
            </text:list-item>
          </text:list>
        </text:list-item>
        <text:list-item>
          <text:p text:style-name="P8">Click [OK]</text:p>
        </text:list-item>
      </text:list>
      <text:p text:style-name="P1"/>
      <text:p text:style-name="P1">Result:</text:p>
      <text:list xml:id="list370054228" text:style-name="L7">
        <text:list-item>
          <text:p text:style-name="P10">[SNU Editor] closes</text:p>
        </text:list-item>
        <text:list-item>
          <text:p text:style-name="P10">An entry is visible in the [SNU List]</text:p>
        </text:list-item>
        <text:list-item>
          <text:p text:style-name="P10">Modified values can be seen in the entry's row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04T18:36:56</meta:creation-date>
    <meta:generator>OpenOffice.org/3.0$Unix OpenOffice.org_project/300m9$Build-9358</meta:generator>
    <dc:date>2009-04-05T12:11:14</dc:date>
    <meta:editing-duration>PT03H47M48S</meta:editing-duration>
    <meta:editing-cycles>3</meta:editing-cycles>
    <meta:document-statistic meta:table-count="0" meta:image-count="0" meta:object-count="0" meta:page-count="1" meta:paragraph-count="42" meta:word-count="228" meta:character-count="1210"/>
    <meta:user-defined meta:name="Info 1"/>
    <meta:user-defined meta:name="Info 2"/>
    <meta:user-defined meta:name="Info 3"/>
    <meta:user-defined meta:name="Info 4"/>
  </office:meta>
</office:document-meta>
</file>